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542cm" svg:height="9.144cm" svg:x="2.075cm" svg:y="4.471cm">
            <draw:object draw:notify-on-update-of-ranges="Sheet1.B7:Sheet1.B9 Sheet1.C6:Sheet1.C6 Sheet1.C7:Sheet1.C9 Sheet1.D6:Sheet1.D6 Sheet1.D7:Sheet1.D9 Sheet1.E6:Sheet1.E6 Sheet1.E7:Sheet1.E9 Sheet1.F6:Sheet1.F6 Sheet1.F7:Sheet1.F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py</text:p>
          </table:table-cell>
          <table:table-cell office:value-type="string" calcext:value-type="string">
            <text:p>hdf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.2301" calcext:value-type="float">
            <text:p>13.2301</text:p>
          </table:table-cell>
          <table:table-cell office:value-type="float" office:value="18.6623" calcext:value-type="float">
            <text:p>18.6623</text:p>
          </table:table-cell>
          <table:table-cell office:value-type="float" office:value="18.8135" calcext:value-type="float">
            <text:p>18.8135</text:p>
          </table:table-cell>
          <table:table-cell office:value-type="float" office:value="16.6364" calcext:value-type="float">
            <text:p>16.636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.97024" calcext:value-type="float">
            <text:p>3.97024</text:p>
          </table:table-cell>
          <table:table-cell office:value-type="float" office:value="10.7143" calcext:value-type="float">
            <text:p>10.7143</text:p>
          </table:table-cell>
          <table:table-cell office:value-type="float" office:value="10.662" calcext:value-type="float">
            <text:p>10.662</text:p>
          </table:table-cell>
          <table:table-cell office:value-type="float" office:value="7.36364" calcext:value-type="float">
            <text:p>7.3636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.69145" calcext:value-type="float">
            <text:p>1.69145</text:p>
          </table:table-cell>
          <table:table-cell office:value-type="float" office:value="7.19031" calcext:value-type="float">
            <text:p>7.19031</text:p>
          </table:table-cell>
          <table:table-cell office:value-type="float" office:value="6.70373" calcext:value-type="float">
            <text:p>6.70373</text:p>
          </table:table-cell>
          <table:table-cell office:value-type="float" office:value="3.8299" calcext:value-type="float">
            <text:p>3.8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00/00/00</text:date>, <text:time style:data-style-name="N2" text:time-value="22:42:19.43100634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21:20:21.827663294</meta:creation-date>
    <meta:generator>LibreOffice/4.2.8.2$Linux_X86_64 LibreOffice_project/420m0$Build-2</meta:generator>
    <dc:date>2015-08-08T22:43:54.585328211</dc:date>
    <meta:editing-duration>PT1H20M11S</meta:editing-duration>
    <meta:editing-cycles>12</meta:editing-cycles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down" chart:symbol-width="0.25cm" chart:symbol-height="0.25cm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43cm" svg:height="9.145cm" xlink:href=".." xlink:type="simple" chart:class="chart:line" chart:style-name="ch1">
        <chart:title svg:x="5.748cm" svg:y="0.318cm" chart:style-name="ch2">
          <text:p>Read time (sec) in various formats</text:p>
        </chart:title>
        <chart:legend chart:legend-position="end" svg:x="16.299cm" svg:y="3.526cm" style:legend-expansion="high" chart:style-name="ch3"/>
        <chart:plot-area chart:style-name="ch4" table:cell-range-address="Sheet1.B6:Sheet1.F9" chart:data-source-has-labels="both" svg:x="0.37cm" svg:y="1.305cm" svg:width="15.559cm" svg:height="7.658cm">
          <chartooo:coordinate-region svg:x="0.991cm" svg:y="1.504cm" svg:width="14.658cm" svg:height="6.812cm"/>
          <chart:axis chart:dimension="x" chart:name="primary-x" chart:style-name="ch5" chartooo:axis-type="auto">
            <chartooo:date-scale/>
            <chart:categories table:cell-range-address="Sheet1.B7:Sheet1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:Sheet1.C9" chart:label-cell-address="Sheet1.C6:Sheet1.C6" chart:class="chart:line">
            <chart:data-point chart:repeated="3"/>
          </chart:series>
          <chart:series chart:style-name="ch8" chart:values-cell-range-address="Sheet1.D7:Sheet1.D9" chart:label-cell-address="Sheet1.D6:Sheet1.D6" chart:class="chart:line">
            <chart:data-point chart:repeated="3"/>
          </chart:series>
          <chart:series chart:style-name="ch9" chart:values-cell-range-address="Sheet1.E7:Sheet1.E9" chart:label-cell-address="Sheet1.E6:Sheet1.E6" chart:class="chart:line">
            <chart:data-point/>
            <chart:data-point chart:style-name="ch10"/>
            <chart:data-point/>
          </chart:series>
          <chart:series chart:style-name="ch11" chart:values-cell-range-address="Sheet1.F7:Sheet1.F9" chart:label-cell-address="Sheet1.F6:Sheet1.F6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ckle</text:p>
                <draw:g>
                  <svg:desc>Sheet1.C6:Sheet1.C6</svg:desc>
                </draw:g>
              </table:table-cell>
              <table:table-cell office:value-type="string">
                <text:p>mat</text:p>
                <draw:g>
                  <svg:desc>Sheet1.D6:Sheet1.D6</svg:desc>
                </draw:g>
              </table:table-cell>
              <table:table-cell office:value-type="string">
                <text:p>npy</text:p>
                <draw:g>
                  <svg:desc>Sheet1.E6:Sheet1.E6</svg:desc>
                </draw:g>
              </table:table-cell>
              <table:table-cell office:value-type="string">
                <text:p>hdf5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Sheet1.B7:Sheet1.B9</svg:desc>
                </draw:g>
              </table:table-cell>
              <table:table-cell office:value-type="float" office:value="13.2301">
                <text:p>13.2301</text:p>
                <draw:g>
                  <svg:desc>Sheet1.C7:Sheet1.C9</svg:desc>
                </draw:g>
              </table:table-cell>
              <table:table-cell office:value-type="float" office:value="18.6623">
                <text:p>18.6623</text:p>
                <draw:g>
                  <svg:desc>Sheet1.D7:Sheet1.D9</svg:desc>
                </draw:g>
              </table:table-cell>
              <table:table-cell office:value-type="float" office:value="18.8135">
                <text:p>18.8135</text:p>
                <draw:g>
                  <svg:desc>Sheet1.E7:Sheet1.E9</svg:desc>
                </draw:g>
              </table:table-cell>
              <table:table-cell office:value-type="float" office:value="16.6364">
                <text:p>16.6364</text:p>
                <draw:g>
                  <svg:desc>Sheet1.F7:Sheet1.F9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97024">
                <text:p>3.97024</text:p>
              </table:table-cell>
              <table:table-cell office:value-type="float" office:value="10.7143">
                <text:p>10.7143</text:p>
              </table:table-cell>
              <table:table-cell office:value-type="float" office:value="10.662">
                <text:p>10.662</text:p>
              </table:table-cell>
              <table:table-cell office:value-type="float" office:value="7.36364">
                <text:p>7.363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9145">
                <text:p>1.69145</text:p>
              </table:table-cell>
              <table:table-cell office:value-type="float" office:value="7.19031">
                <text:p>7.19031</text:p>
              </table:table-cell>
              <table:table-cell office:value-type="float" office:value="6.70373">
                <text:p>6.70373</text:p>
              </table:table-cell>
              <table:table-cell office:value-type="float" office:value="3.8299">
                <text:p>3.8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